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7ba" officeooo:paragraph-rsid="0001f7ba"/>
    </style:style>
    <style:style style:name="P2" style:family="paragraph" style:parent-style-name="Standard">
      <style:text-properties style:text-position="0% 100%" fo:font-size="12pt" officeooo:rsid="0001f7ba" officeooo:paragraph-rsid="0001f7ba" style:font-size-asian="12pt" style:font-size-complex="12pt"/>
    </style:style>
    <style:style style:name="P3" style:family="paragraph" style:parent-style-name="Standard">
      <style:text-properties style:text-position="0% 100%" fo:font-size="12pt" officeooo:rsid="0001f7ba" officeooo:paragraph-rsid="0001f7b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ied to implement noise in earth system code:</text:p>
      <text:p text:style-name="P1"/>
      <text:p text:style-name="P2">python3 Main_earth_system.py 1 2.1558506258075005 5.226118589584062 3.857259330281635 4.463155615986821 0.12306069975124836 0.4420520820628321 0.4394691642486326 0.28084529284261517 0.14333612282539868 0.17625028251684766 0.39810443821102803 0001</text:p>
      <text:p text:style-name="P2">[2.15585063 5.22611859 3.85725933 4.46315562 0.1230607 <text:s/>0.44205208</text:p>
      <text:p text:style-name="P2"><text:s/>0.43946916 0.28084529 0.14333612 0.17625028 0.39810444 1. <text:s text:c="7"/>]</text:p>
      <text:p text:style-name="P2">Compute calibration timescale</text:p>
      <text:p text:style-name="P2">Wais to Thc:-1.0</text:p>
      <text:p text:style-name="P2">Thc to Amaz:-1.0</text:p>
      <text:p text:style-name="P2">Traceback (most recent call last):</text:p>
      <text:p text:style-name="P2"><text:s text:c="2"/>File "/home/astridbg/Documents/PIK-PyCascades/pik-copan-pycascades-89b55bf/earth_system/Main_earth_system.py", line 131, in &lt;module&gt;</text:p>
      <text:p text:style-name="P2"><text:s text:c="4"/>ev.integrate( timestep, t_end, initial_state, sigma=sigma)</text:p>
      <text:p text:style-name="P2"><text:s text:c="2"/>File "/home/astridbg/Documents/PIK-PyCascades/pik-copan-pycascades-89b55bf/earth_system/../modules/core/evolve_sde.py", line 66, in integrate</text:p>
      <text:p text:style-name="P2"><text:s text:c="4"/>self._integrate_sde( t_step,initial_state,sigma )</text:p>
      <text:p text:style-name="P2"><text:s text:c="2"/>File "/home/astridbg/Documents/PIK-PyCascades/pik-copan-pycascades-89b55bf/earth_system/../modules/core/evolve_sde.py", line 39, in _integrate_sde</text:p>
      <text:p text:style-name="P2"><text:s text:c="4"/>sol=sdeint.itoint(self._net.f,diffusion,x_init,t_span)</text:p>
      <text:p text:style-name="P2"><text:s text:c="2"/>File "/home/astridbg/miniconda3/envs/pycascades-env/lib/python3.9/site-packages/sdeint/integrate.py", line 154, in itoint</text:p>
      <text:p text:style-name="P2"><text:s text:c="4"/>return chosenAlgorithm(f, G, y0, tspan, generator=generator)</text:p>
      <text:p text:style-name="P2"><text:s text:c="2"/>File "/home/astridbg/miniconda3/envs/pycascades-env/lib/python3.9/site-packages/sdeint/integrate.py", line 368, in itoSRI2</text:p>
      <text:p text:style-name="P2"><text:s text:c="4"/>return _Roessler2010_SRK2(f, G, y0, tspan, Imethod, dW, I, generator)</text:p>
      <text:p text:style-name="P2"><text:s text:c="2"/>File "/home/astridbg/miniconda3/envs/pycascades-env/lib/python3.9/site-packages/sdeint/integrate.py", line 483, in _Roessler2010_SRK2</text:p>
      <text:p text:style-name="P2"><text:s text:c="4"/>dW = deltaW(N - 1, m, h, generator) # shape (N, m)</text:p>
      <text:p text:style-name="P2">TypeError: deltaW() takes 3 positional arguments but 4 were given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16:16:52.126493613</meta:creation-date>
    <dc:date>2022-10-04T16:25:45.873388336</dc:date>
    <meta:editing-duration>PT2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32" meta:character-count="1756" meta:non-whitespace-character-count="1600"/>
  </office:meta>
</office:document-meta>
</file>